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>
      <style:text-properties fo:font-size="18pt" style:font-size-asian="18pt" style:font-size-complex="18pt"/>
    </style:style>
    <style:style style:name="T3_2" style:family="text">
      <style:text-properties fo:font-size="18pt" style:font-size-asian="18pt" style:font-size-complex="18pt"/>
    </style:style>
    <style:style style:name="T3_3" style:family="text">
      <style:text-properties fo:font-size="18pt" style:font-size-asian="18pt" style:font-size-complex="18pt"/>
    </style:style>
    <style:style style:name="T3_4" style:family="text">
      <style:text-properties fo:font-size="18pt" style:font-size-asian="18pt" style:font-size-complex="18pt"/>
    </style:style>
    <style:style style:name="T3_5" style:family="text">
      <style:text-properties fo:font-size="18pt" style:font-size-asian="18pt" style:font-size-complex="18pt"/>
    </style:style>
    <style:style style:name="T3_6" style:family="text">
      <style:text-properties fo:font-size="18pt" style:font-size-asian="18pt" style:font-size-complex="18pt"/>
    </style:style>
    <style:style style:name="T3_7" style:family="text">
      <style:text-properties fo:font-size="18pt" style:font-size-asian="18pt" style:font-size-complex="18pt"/>
    </style:style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>
      <style:text-properties fo:font-size="18pt" style:font-size-asian="18pt" style:font-size-complex="18pt"/>
    </style:style>
    <style:style style:name="T4_2" style:family="text">
      <style:text-properties fo:font-size="18pt" style:font-size-asian="18pt" style:font-size-complex="18pt"/>
    </style:style>
    <style:style style:name="T4_3" style:family="text">
      <style:text-properties fo:font-size="18pt" style:font-size-asian="18pt" style:font-size-complex="18pt"/>
    </style:style>
    <style:style style:name="T4_4" style:family="text">
      <style:text-properties fo:font-size="18pt" style:font-size-asian="18pt" style:font-size-complex="18pt"/>
    </style:style>
    <style:style style:name="T4_5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4_6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4_7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P5" style:family="paragraph" style:parent-style-name="Standard">
      <style:paragraph-properties fo:break-before="auto" fo:line-height="115%" fo:margin-top="0cm" fo:margin-bottom="0cm" style:writing-mode="lr-tb"/>
    </style:style>
    <style:style style:name="T5_1" style:family="text">
      <style:text-properties fo:font-size="18pt" style:font-size-asian="18pt" style:font-size-complex="18pt"/>
    </style:style>
    <style:style style:name="T5_2" style:family="text">
      <style:text-properties fo:font-size="18pt" style:font-size-asian="18pt" style:font-size-complex="18pt"/>
    </style:style>
    <style:style style:name="T5_3" style:family="text">
      <style:text-properties fo:font-size="18pt" style:font-size-asian="18pt" style:font-size-complex="18pt"/>
    </style:style>
    <style:style style:name="T5_4" style:family="text">
      <style:text-properties fo:font-size="18pt" style:font-size-asian="18pt" style:font-size-complex="18pt"/>
    </style:style>
    <style:style style:name="T5_5" style:family="text">
      <style:text-properties fo:font-size="18pt" style:font-size-asian="18pt" style:font-size-complex="18pt"/>
    </style:style>
    <style:style style:name="T5_6" style:family="text">
      <style:text-properties fo:font-size="18pt" style:font-size-asian="18pt" style:font-size-complex="18pt"/>
    </style:style>
    <style:style style:name="T5_7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5_8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5_9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color="#ff0000"/>
    </style:style>
    <style:style style:name="T7_2" style:family="text">
      <style:text-properties fo:color="#ff0000"/>
    </style:style>
    <style:style style:name="T7_3" style:family="text">
      <style:text-properties fo:color="#ff0000"/>
    </style:style>
    <style:style style:name="T7_4" style:family="text">
      <style:text-properties fo:color="#ff0000"/>
    </style:style>
    <style:style style:name="T7_5" style:family="text">
      <style:text-properties fo:color="#ff0000"/>
    </style:style>
    <style:style style:name="T7_6" style:family="text">
      <style:text-properties fo:color="#ff0000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>
      <style:text-properties style:font-name="Courier New" style:font-name-asian="Courier New" style:font-name-complex="Courier New"/>
    </style:style>
    <style:style style:name="T9_15" style:family="text">
      <style:text-properties style:font-name="Courier New" style:font-name-asian="Courier New" style:font-name-complex="Courier New"/>
    </style:style>
    <style:style style:name="T9_16" style:family="text">
      <style:text-properties style:font-name="Courier New" style:font-name-asian="Courier New" style:font-name-complex="Courier New"/>
    </style:style>
    <style:style style:name="T9_17" style:family="text">
      <style:text-properties style:font-name="Courier New" style:font-name-asian="Courier New" style:font-name-complex="Courier New"/>
    </style:style>
    <style:style style:name="T9_18" style:family="text">
      <style:text-properties style:font-name="Courier New" style:font-name-asian="Courier New" style:font-name-complex="Courier New"/>
    </style:style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color="#ff0000"/>
    </style:style>
    <style:style style:name="T11_2" style:family="text">
      <style:text-properties fo:color="#ff0000"/>
    </style:style>
    <style:style style:name="T11_3" style:family="text">
      <style:text-properties fo:color="#ff0000"/>
    </style:style>
    <style:style style:name="T11_4" style:family="text">
      <style:text-properties fo:color="#ff0000"/>
    </style:style>
    <style:style style:name="T11_5" style:family="text">
      <style:text-properties fo:color="#ff0000"/>
    </style:style>
    <style:style style:name="T11_6" style:family="text">
      <style:text-properties fo:color="#ff0000"/>
    </style:style>
    <style:style style:name="T11_7" style:family="text">
      <style:text-properties fo:color="#ff0000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style:font-name="Courier New" style:font-name-asian="Courier New" style:font-name-complex="Courier New"/>
    </style:style>
    <style:style style:name="T15_2" style:family="text">
      <style:text-properties style:font-name="Courier New" style:font-name-asian="Courier New" style:font-name-complex="Courier New"/>
    </style:style>
    <style:style style:name="T15_3" style:family="text">
      <style:text-properties style:font-name="Courier New" style:font-name-asian="Courier New" style:font-name-complex="Courier New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style:font-name="Courier New" style:font-name-asian="Courier New" style:font-name-complex="Courier New"/>
    </style:style>
    <style:style style:name="T16_2" style:family="text">
      <style:text-properties style:font-name="Courier New" style:font-name-asian="Courier New" style:font-name-complex="Courier New"/>
    </style:style>
    <style:style style:name="T16_3" style:family="text">
      <style:text-properties style:font-name="Courier New" style:font-name-asian="Courier New" style:font-name-complex="Courier New"/>
    </style:style>
    <style:style style:name="T16_4" style:family="text">
      <style:text-properties style:font-name="Courier New" style:font-name-asian="Courier New" style:font-name-complex="Courier New"/>
    </style:style>
    <style:style style:name="T16_5" style:family="text">
      <style:text-properties style:font-name="Courier New" style:font-name-asian="Courier New" style:font-name-complex="Courier New"/>
    </style:style>
    <style:style style:name="T16_6" style:family="text">
      <style:text-properties style:font-name="Courier New" style:font-name-asian="Courier New" style:font-name-complex="Courier New"/>
    </style:style>
    <style:style style:name="T16_7" style:family="text">
      <style:text-properties style:font-name="Courier New" style:font-name-asian="Courier New" style:font-name-complex="Courier New"/>
    </style:style>
    <style:style style:name="T16_8" style:family="text">
      <style:text-properties style:font-name="Courier New" style:font-name-asian="Courier New" style:font-name-complex="Courier New"/>
    </style:style>
    <style:style style:name="T16_9" style:family="text">
      <style:text-properties style:font-name="Courier New" style:font-name-asian="Courier New" style:font-name-complex="Courier New"/>
    </style:style>
    <style:style style:name="T16_10" style:family="text">
      <style:text-properties style:font-name="Courier New" style:font-name-asian="Courier New" style:font-name-complex="Courier New"/>
    </style:style>
    <style:style style:name="T16_11" style:family="text">
      <style:text-properties style:font-name="Courier New" style:font-name-asian="Courier New" style:font-name-complex="Courier New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style:font-name="Courier New" style:font-name-asian="Courier New" style:font-name-complex="Courier New"/>
    </style:style>
    <style:style style:name="P18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color="#ff0000" style:font-name="Courier New" style:font-name-asian="Courier New" style:font-name-complex="Courier New"/>
    </style:style>
    <style:style style:name="P20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21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style:font-name="Courier New" style:font-name-asian="Courier New" style:font-name-complex="Courier New"/>
    </style:style>
    <style:style style:name="T25_2" style:family="text">
      <style:text-properties style:font-name="Courier New" style:font-name-asian="Courier New" style:font-name-complex="Courier New"/>
    </style:style>
    <style:style style:name="T25_3" style:family="text">
      <style:text-properties style:font-name="Courier New" style:font-name-asian="Courier New" style:font-name-complex="Courier New"/>
    </style:style>
    <style:style style:name="T25_4" style:family="text">
      <style:text-properties style:font-name="Courier New" style:font-name-asian="Courier New" style:font-name-complex="Courier New"/>
    </style:style>
    <style:style style:name="T25_5" style:family="text">
      <style:text-properties style:font-name="Courier New" style:font-name-asian="Courier New" style:font-name-complex="Courier New"/>
    </style:style>
    <style:style style:name="T25_6" style:family="text">
      <style:text-properties style:font-name="Courier New" style:font-name-asian="Courier New" style:font-name-complex="Courier New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style:font-name="Courier New" style:font-name-asian="Courier New" style:font-name-complex="Courier New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style:font-name="Courier New" style:font-name-asian="Courier New" style:font-name-complex="Courier New"/>
    </style:style>
    <style:style style:name="T27_2" style:family="text">
      <style:text-properties style:font-name="Courier New" style:font-name-asian="Courier New" style:font-name-complex="Courier New"/>
    </style:style>
    <style:style style:name="T27_3" style:family="text">
      <style:text-properties style:font-name="Courier New" style:font-name-asian="Courier New" style:font-name-complex="Courier New"/>
    </style:style>
    <style:style style:name="T27_4" style:family="text">
      <style:text-properties style:font-name="Courier New" style:font-name-asian="Courier New" style:font-name-complex="Courier New"/>
    </style:style>
    <style:style style:name="T27_5" style:family="text">
      <style:text-properties style:font-name="Courier New" style:font-name-asian="Courier New" style:font-name-complex="Courier New"/>
    </style:style>
    <style:style style:name="T27_6" style:family="text">
      <style:text-properties style:font-name="Courier New" style:font-name-asian="Courier New" style:font-name-complex="Courier New"/>
    </style:style>
    <style:style style:name="T27_7" style:family="text">
      <style:text-properties style:font-name="Courier New" style:font-name-asian="Courier New" style:font-name-complex="Courier New"/>
    </style:style>
    <style:style style:name="T27_8" style:family="text">
      <style:text-properties style:font-name="Courier New" style:font-name-asian="Courier New" style:font-name-complex="Courier New"/>
    </style:style>
    <style:style style:name="T27_9" style:family="text">
      <style:text-properties style:font-name="Courier New" style:font-name-asian="Courier New" style:font-name-complex="Courier New"/>
    </style:style>
    <style:style style:name="T27_10" style:family="text">
      <style:text-properties style:font-name="Courier New" style:font-name-asian="Courier New" style:font-name-complex="Courier New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style:font-name="Courier New" style:font-name-asian="Courier New" style:font-name-complex="Courier New"/>
    </style:style>
    <style:style style:name="P29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color="#ff0000"/>
    </style:style>
    <style:style style:name="T30_2" style:family="text">
      <style:text-properties fo:color="#ff0000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color="#ff0000" style:font-name="Courier New" style:font-name-asian="Courier New" style:font-name-complex="Courier New"/>
    </style:style>
    <style:style style:name="T31_2" style:family="text">
      <style:text-properties fo:color="#ff0000" style:font-name="Courier New" style:font-name-asian="Courier New" style:font-name-complex="Courier New"/>
    </style:style>
    <style:style style:name="T31_3" style:family="text">
      <style:text-properties fo:color="#ff0000" style:font-name="Courier New" style:font-name-asian="Courier New" style:font-name-complex="Courier New"/>
    </style:style>
    <style:style style:name="T31_4" style:family="text">
      <style:text-properties fo:color="#ff0000" style:font-name="Courier New" style:font-name-asian="Courier New" style:font-name-complex="Courier New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color="#ff0000" style:font-name="Courier New" style:font-name-asian="Courier New" style:font-name-complex="Courier New"/>
    </style:style>
    <style:style style:name="T32_2" style:family="text">
      <style:text-properties fo:color="#ff0000" style:font-name="Courier New" style:font-name-asian="Courier New" style:font-name-complex="Courier New"/>
    </style:style>
    <style:style style:name="T32_3" style:family="text">
      <style:text-properties fo:color="#ff0000" style:font-name="Courier New" style:font-name-asian="Courier New" style:font-name-complex="Courier New"/>
    </style:style>
    <style:style style:name="T32_4" style:family="text">
      <style:text-properties fo:color="#ff0000" style:font-name="Courier New" style:font-name-asian="Courier New" style:font-name-complex="Courier New"/>
    </style:style>
    <style:style style:name="T32_5" style:family="text">
      <style:text-properties fo:color="#ff0000" style:font-name="Courier New" style:font-name-asian="Courier New" style:font-name-complex="Courier New"/>
    </style:style>
    <style:style style:name="T32_6" style:family="text">
      <style:text-properties fo:color="#ff0000" style:font-name="Courier New" style:font-name-asian="Courier New" style:font-name-complex="Courier New"/>
    </style:style>
    <style:style style:name="T32_7" style:family="text">
      <style:text-properties fo:color="#ff0000" style:font-name="Courier New" style:font-name-asian="Courier New" style:font-name-complex="Courier New"/>
    </style:style>
    <style:style style:name="T32_8" style:family="text">
      <style:text-properties fo:color="#ff0000" style:font-name="Courier New" style:font-name-asian="Courier New" style:font-name-complex="Courier New"/>
    </style:style>
    <style:style style:name="T32_9" style:family="text">
      <style:text-properties fo:color="#ff0000" style:font-name="Courier New" style:font-name-asian="Courier New" style:font-name-complex="Courier New"/>
    </style:style>
    <style:style style:name="T32_10" style:family="text">
      <style:text-properties fo:color="#ff0000" style:font-name="Courier New" style:font-name-asian="Courier New" style:font-name-complex="Courier New"/>
    </style:style>
    <style:style style:name="T32_11" style:family="text">
      <style:text-properties fo:color="#ff0000" style:font-name="Courier New" style:font-name-asian="Courier New" style:font-name-complex="Courier New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color="#ff0000" style:font-name="Courier New" style:font-name-asian="Courier New" style:font-name-complex="Courier New"/>
    </style:style>
    <style:style style:name="P34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style:font-name="Courier New" style:font-name-asian="Courier New" style:font-name-complex="Courier New"/>
    </style:style>
    <style:style style:name="T36_2" style:family="text">
      <style:text-properties style:font-name="Courier New" style:font-name-asian="Courier New" style:font-name-complex="Courier New"/>
    </style:style>
    <style:style style:name="T36_3" style:family="text">
      <style:text-properties style:font-name="Courier New" style:font-name-asian="Courier New" style:font-name-complex="Courier New"/>
    </style:style>
    <style:style style:name="T36_4" style:family="text">
      <style:text-properties style:font-name="Courier New" style:font-name-asian="Courier New" style:font-name-complex="Courier New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style:font-name="Courier New" style:font-name-asian="Courier New" style:font-name-complex="Courier New"/>
    </style:style>
    <style:style style:name="T37_2" style:family="text">
      <style:text-properties style:font-name="Courier New" style:font-name-asian="Courier New" style:font-name-complex="Courier New"/>
    </style:style>
    <style:style style:name="T37_3" style:family="text">
      <style:text-properties style:font-name="Courier New" style:font-name-asian="Courier New" style:font-name-complex="Courier New"/>
    </style:style>
    <style:style style:name="T37_4" style:family="text">
      <style:text-properties style:font-name="Courier New" style:font-name-asian="Courier New" style:font-name-complex="Courier New"/>
    </style:style>
    <style:style style:name="T37_5" style:family="text">
      <style:text-properties style:font-name="Courier New" style:font-name-asian="Courier New" style:font-name-complex="Courier New"/>
    </style:style>
    <style:style style:name="T37_6" style:family="text">
      <style:text-properties style:font-name="Courier New" style:font-name-asian="Courier New" style:font-name-complex="Courier New"/>
    </style:style>
    <style:style style:name="T37_7" style:family="text">
      <style:text-properties style:font-name="Courier New" style:font-name-asian="Courier New" style:font-name-complex="Courier New"/>
    </style:style>
    <style:style style:name="T37_8" style:family="text">
      <style:text-properties style:font-name="Courier New" style:font-name-asian="Courier New" style:font-name-complex="Courier New"/>
    </style:style>
    <style:style style:name="T37_9" style:family="text">
      <style:text-properties style:font-name="Courier New" style:font-name-asian="Courier New" style:font-name-complex="Courier New"/>
    </style:style>
    <style:style style:name="T37_10" style:family="text">
      <style:text-properties style:font-name="Courier New" style:font-name-asian="Courier New" style:font-name-complex="Courier New"/>
    </style:style>
    <style:style style:name="T37_11" style:family="text">
      <style:text-properties style:font-name="Courier New" style:font-name-asian="Courier New" style:font-name-complex="Courier New"/>
    </style:style>
    <style:style style:name="P38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39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40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style:font-name="Courier New" style:font-name-asian="Courier New" style:font-name-complex="Courier New"/>
    </style:style>
    <style:style style:name="T42_2" style:family="text">
      <style:text-properties style:font-name="Courier New" style:font-name-asian="Courier New" style:font-name-complex="Courier New"/>
    </style:style>
    <style:style style:name="T42_3" style:family="text">
      <style:text-properties style:font-name="Courier New" style:font-name-asian="Courier New" style:font-name-complex="Courier New"/>
    </style:style>
    <style:style style:name="T42_4" style:family="text">
      <style:text-properties style:font-name="Courier New" style:font-name-asian="Courier New" style:font-name-complex="Courier New"/>
    </style:style>
    <style:style style:name="T42_5" style:family="text">
      <style:text-properties style:font-name="Courier New" style:font-name-asian="Courier New" style:font-name-complex="Courier New"/>
    </style:style>
    <style:style style:name="T42_6" style:family="text">
      <style:text-properties style:font-name="Courier New" style:font-name-asian="Courier New" style:font-name-complex="Courier New"/>
    </style:style>
    <style:style style:name="T42_7" style:family="text">
      <style:text-properties style:font-name="Courier New" style:font-name-asian="Courier New" style:font-name-complex="Courier New"/>
    </style:style>
    <style:style style:name="T42_8" style:family="text">
      <style:text-properties style:font-name="Courier New" style:font-name-asian="Courier New" style:font-name-complex="Courier New"/>
    </style:style>
    <style:style style:name="T42_9" style:family="text">
      <style:text-properties style:font-name="Courier New" style:font-name-asian="Courier New" style:font-name-complex="Courier New"/>
    </style:style>
    <style:style style:name="T42_10" style:family="text">
      <style:text-properties style:font-name="Courier New" style:font-name-asian="Courier New" style:font-name-complex="Courier New"/>
    </style:style>
    <style:style style:name="T42_11" style:family="text">
      <style:text-properties style:font-name="Courier New" style:font-name-asian="Courier New" style:font-name-complex="Courier New"/>
    </style:style>
    <style:style style:name="T42_12" style:family="text">
      <style:text-properties style:font-name="Courier New" style:font-name-asian="Courier New" style:font-name-complex="Courier New"/>
    </style:style>
    <style:style style:name="T42_13" style:family="text">
      <style:text-properties style:font-name="Courier New" style:font-name-asian="Courier New" style:font-name-complex="Courier New"/>
    </style:style>
    <style:style style:name="T42_14" style:family="text">
      <style:text-properties style:font-name="Courier New" style:font-name-asian="Courier New" style:font-name-complex="Courier New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style:font-name="Courier New" style:font-name-asian="Courier New" style:font-name-complex="Courier New"/>
    </style:style>
    <style:style style:name="P44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color="#ff0000"/>
    </style:style>
    <style:style style:name="T47_2" style:family="text">
      <style:text-properties fo:color="#ff0000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color="#ff0000" style:font-name="Courier New" style:font-name-asian="Courier New" style:font-name-complex="Courier New"/>
    </style:style>
    <style:style style:name="T48_2" style:family="text">
      <style:text-properties fo:color="#ff0000" style:font-name="Courier New" style:font-name-asian="Courier New" style:font-name-complex="Courier New"/>
    </style:style>
    <style:style style:name="T48_3" style:family="text">
      <style:text-properties fo:color="#ff0000" style:font-name="Courier New" style:font-name-asian="Courier New" style:font-name-complex="Courier New"/>
    </style:style>
    <style:style style:name="T48_4" style:family="text">
      <style:text-properties fo:color="#ff0000" style:font-name="Courier New" style:font-name-asian="Courier New" style:font-name-complex="Courier New"/>
    </style:style>
    <style:style style:name="T48_5" style:family="text">
      <style:text-properties fo:color="#ff0000" style:font-name="Courier New" style:font-name-asian="Courier New" style:font-name-complex="Courier New"/>
    </style:style>
    <style:style style:name="T48_6" style:family="text">
      <style:text-properties fo:color="#ff0000" style:font-name="Courier New" style:font-name-asian="Courier New" style:font-name-complex="Courier New"/>
    </style:style>
    <style:style style:name="T48_7" style:family="text">
      <style:text-properties style:font-name="Courier New" style:font-name-asian="Courier New" style:font-name-complex="Courier New"/>
    </style:style>
    <style:style style:name="T48_8" style:family="text"/>
    <style:style style:name="P49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style:font-name="Courier New" style:font-name-asian="Courier New" style:font-name-complex="Courier New"/>
    </style:style>
    <style:style style:name="T51_2" style:family="text">
      <style:text-properties style:font-name="Courier New" style:font-name-asian="Courier New" style:font-name-complex="Courier New"/>
    </style:style>
    <style:style style:name="T51_3" style:family="text">
      <style:text-properties style:font-name="Courier New" style:font-name-asian="Courier New" style:font-name-complex="Courier New"/>
    </style:style>
    <style:style style:name="T51_4" style:family="text">
      <style:text-properties style:font-name="Courier New" style:font-name-asian="Courier New" style:font-name-complex="Courier New"/>
    </style:style>
    <style:style style:name="P52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color="#ff0000"/>
    </style:style>
    <style:style style:name="T53_2" style:family="text">
      <style:text-properties fo:color="#ff0000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color="#ff0000" style:font-name="Courier New" style:font-name-asian="Courier New" style:font-name-complex="Courier New"/>
    </style:style>
    <style:style style:name="T54_2" style:family="text">
      <style:text-properties fo:color="#ff0000" style:font-name="Courier New" style:font-name-asian="Courier New" style:font-name-complex="Courier New"/>
    </style:style>
    <style:style style:name="T54_3" style:family="text">
      <style:text-properties fo:color="#ff0000" style:font-name="Courier New" style:font-name-asian="Courier New" style:font-name-complex="Courier New"/>
    </style:style>
    <style:style style:name="T54_4" style:family="text">
      <style:text-properties fo:color="#ff0000" style:font-name="Courier New" style:font-name-asian="Courier New" style:font-name-complex="Courier New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style:font-name="Courier New" style:font-name-asian="Courier New" style:font-name-complex="Courier New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style:font-name="Courier New" style:font-name-asian="Courier New" style:font-name-complex="Courier New"/>
    </style:style>
    <style:style style:name="T58_2" style:family="text">
      <style:text-properties style:font-name="Courier New" style:font-name-asian="Courier New" style:font-name-complex="Courier New"/>
    </style:style>
    <style:style style:name="T58_3" style:family="text">
      <style:text-properties style:font-name="Courier New" style:font-name-asian="Courier New" style:font-name-complex="Courier New"/>
    </style:style>
    <style:style style:name="T58_4" style:family="text">
      <style:text-properties style:font-name="Courier New" style:font-name-asian="Courier New" style:font-name-complex="Courier New"/>
    </style:style>
    <style:style style:name="T58_5" style:family="text">
      <style:text-properties style:font-name="Courier New" style:font-name-asian="Courier New" style:font-name-complex="Courier New"/>
    </style:style>
    <style:style style:name="T58_6" style:family="text">
      <style:text-properties style:font-name="Courier New" style:font-name-asian="Courier New" style:font-name-complex="Courier New"/>
    </style:style>
    <style:style style:name="T58_7" style:family="text">
      <style:text-properties style:font-name="Courier New" style:font-name-asian="Courier New" style:font-name-complex="Courier New"/>
    </style:style>
    <style:style style:name="T58_8" style:family="text">
      <style:text-properties style:font-name="Courier New" style:font-name-asian="Courier New" style:font-name-complex="Courier New"/>
    </style:style>
    <style:style style:name="T58_9" style:family="text">
      <style:text-properties style:font-name="Courier New" style:font-name-asian="Courier New" style:font-name-complex="Courier New"/>
    </style:style>
    <style:style style:name="T58_10" style:family="text">
      <style:text-properties style:font-name="Courier New" style:font-name-asian="Courier New" style:font-name-complex="Courier New"/>
    </style:style>
    <style:style style:name="T58_11" style:family="text">
      <style:text-properties style:font-name="Courier New" style:font-name-asian="Courier New" style:font-name-complex="Courier New"/>
    </style:style>
    <style:style style:name="T58_12" style:family="text">
      <style:text-properties style:font-name="Courier New" style:font-name-asian="Courier New" style:font-name-complex="Courier New"/>
    </style:style>
    <style:style style:name="T58_13" style:family="text">
      <style:text-properties style:font-name="Courier New" style:font-name-asian="Courier New" style:font-name-complex="Courier New"/>
    </style:style>
    <style:style style:name="T58_14" style:family="text">
      <style:text-properties style:font-name="Courier New" style:font-name-asian="Courier New" style:font-name-complex="Courier New"/>
    </style:style>
    <style:style style:name="T58_15" style:family="text">
      <style:text-properties style:font-name="Courier New" style:font-name-asian="Courier New" style:font-name-complex="Courier New"/>
    </style:style>
    <style:style style:name="T58_16" style:family="text">
      <style:text-properties style:font-name="Courier New" style:font-name-asian="Courier New" style:font-name-complex="Courier New"/>
    </style:style>
    <style:style style:name="T58_17" style:family="text">
      <style:text-properties style:font-name="Courier New" style:font-name-asian="Courier New" style:font-name-complex="Courier New"/>
    </style:style>
    <style:style style:name="P59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60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P62" style:family="paragraph" style:parent-style-name="Standard">
      <style:paragraph-properties fo:break-before="auto" fo:line-height="115%" style:writing-mode="lr-tb"/>
      <style:text-properties fo:color="#ff0000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fo:color="#ff0000"/>
    </style:style>
    <style:style style:name="T63_2" style:family="text">
      <style:text-properties fo:color="#ff0000"/>
    </style:style>
    <style:style style:name="T63_3" style:family="text">
      <style:text-properties fo:color="#ff0000"/>
    </style:style>
    <style:style style:name="T63_4" style:family="text">
      <style:text-properties fo:color="#ff0000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color="#ff0000"/>
    </style:style>
    <style:style style:name="T64_2" style:family="text">
      <style:text-properties fo:color="#ff0000"/>
    </style:style>
    <style:style style:name="T64_3" style:family="text">
      <style:text-properties fo:color="#ff0000"/>
    </style:style>
    <style:style style:name="T64_4" style:family="text">
      <style:text-properties fo:color="#ff0000"/>
    </style:style>
    <style:style style:name="T64_5" style:family="text">
      <style:text-properties fo:color="#ff0000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color="#ff0000"/>
    </style:style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background-color="#ffffff" fo:font-size="9pt" style:font-size-asian="9pt" style:font-size-complex="9pt"/>
    </style:style>
    <style:style style:name="T69_2" style:family="text">
      <style:text-properties fo:background-color="#ffffff" fo:color="#000080" fo:font-size="9pt" style:font-size-asian="9pt" style:font-size-complex="9pt" fo:font-weight="bold" style:font-weight-asian="bold" style:font-weight-complex="bold"/>
    </style:style>
    <style:style style:name="T69_3" style:family="text">
      <style:text-properties fo:background-color="#ffffff" fo:color="#000080" fo:font-size="9pt" style:font-size-asian="9pt" style:font-size-complex="9pt" fo:font-weight="bold" style:font-weight-asian="bold" style:font-weight-complex="bold"/>
    </style:style>
    <style:style style:name="T69_4" style:family="text">
      <style:text-properties fo:background-color="#ffffff" fo:color="#0000ff" fo:font-size="9pt" style:font-size-asian="9pt" style:font-size-complex="9pt" fo:font-weight="bold" style:font-weight-asian="bold" style:font-weight-complex="bold"/>
    </style:style>
    <style:style style:name="T69_5" style:family="text">
      <style:text-properties fo:background-color="#ffffff" fo:color="#0000ff" fo:font-size="9pt" style:font-size-asian="9pt" style:font-size-complex="9pt" fo:font-weight="bold" style:font-weight-asian="bold" style:font-weight-complex="bold"/>
    </style:style>
    <style:style style:name="T69_6" style:family="text">
      <style:text-properties fo:background-color="#ffffff" fo:color="#008000" fo:font-size="9pt" style:font-size-asian="9pt" style:font-size-complex="9pt" fo:font-weight="bold" style:font-weight-asian="bold" style:font-weight-complex="bold"/>
    </style:style>
    <style:style style:name="T69_7" style:family="text">
      <style:text-properties fo:background-color="#ffffff" fo:color="#008000" fo:font-size="9pt" style:font-size-asian="9pt" style:font-size-complex="9pt" fo:font-weight="bold" style:font-weight-asian="bold" style:font-weight-complex="bold"/>
    </style:style>
    <style:style style:name="T69_8" style:family="text">
      <style:text-properties fo:background-color="#ffffff" fo:color="#008000" fo:font-size="9pt" style:font-size-asian="9pt" style:font-size-complex="9pt" fo:font-weight="bold" style:font-weight-asian="bold" style:font-weight-complex="bold"/>
    </style:style>
    <style:style style:name="T69_9" style:family="text">
      <style:text-properties fo:background-color="#ffffff" fo:color="#008000" fo:font-size="9pt" style:font-size-asian="9pt" style:font-size-complex="9pt" fo:font-weight="bold" style:font-weight-asian="bold" style:font-weight-complex="bold"/>
    </style:style>
    <style:style style:name="T69_10" style:family="text">
      <style:text-properties fo:background-color="#ffffff" fo:color="#008000" fo:font-size="9pt" style:font-size-asian="9pt" style:font-size-complex="9pt" fo:font-weight="bold" style:font-weight-asian="bold" style:font-weight-complex="bold"/>
    </style:style>
    <style:style style:name="T69_11" style:family="text">
      <style:text-properties fo:background-color="#ffffff" fo:color="#0000ff" fo:font-size="9pt" style:font-size-asian="9pt" style:font-size-complex="9pt" fo:font-weight="bold" style:font-weight-asian="bold" style:font-weight-complex="bold"/>
    </style:style>
    <style:style style:name="T69_12" style:family="text">
      <style:text-properties fo:background-color="#ffffff" fo:color="#0000ff" fo:font-size="9pt" style:font-size-asian="9pt" style:font-size-complex="9pt" fo:font-weight="bold" style:font-weight-asian="bold" style:font-weight-complex="bold"/>
    </style:style>
    <style:style style:name="T69_13" style:family="text">
      <style:text-properties fo:background-color="#ffffff" fo:color="#008000" fo:font-size="9pt" style:font-size-asian="9pt" style:font-size-complex="9pt" fo:font-weight="bold" style:font-weight-asian="bold" style:font-weight-complex="bold"/>
    </style:style>
    <style:style style:name="T69_14" style:family="text">
      <style:text-properties fo:background-color="#ffffff" fo:color="#008000" fo:font-size="9pt" style:font-size-asian="9pt" style:font-size-complex="9pt" fo:font-weight="bold" style:font-weight-asian="bold" style:font-weight-complex="bold"/>
    </style:style>
    <style:style style:name="T69_15" style:family="text">
      <style:text-properties fo:background-color="#ffffff" fo:color="#008000" fo:font-size="9pt" style:font-size-asian="9pt" style:font-size-complex="9pt" fo:font-weight="bold" style:font-weight-asian="bold" style:font-weight-complex="bold"/>
    </style:style>
    <style:style style:name="T69_16" style:family="text">
      <style:text-properties fo:background-color="#ffffff" fo:font-size="9pt" style:font-size-asian="9pt" style:font-size-complex="9pt"/>
    </style:style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style:font-name="Courier New" style:font-name-asian="Courier New" style:font-name-complex="Courier New"/>
    </style:style>
    <style:style style:name="T75_2" style:family="text">
      <style:text-properties style:font-name="Courier New" style:font-name-asian="Courier New" style:font-name-complex="Courier New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style:font-name="Courier New" style:font-name-asian="Courier New" style:font-name-complex="Courier New"/>
    </style:style>
    <style:style style:name="T76_2" style:family="text">
      <style:text-properties style:font-name="Courier New" style:font-name-asian="Courier New" style:font-name-complex="Courier New"/>
    </style:style>
    <style:style style:name="T76_3" style:family="text">
      <style:text-properties style:font-name="Courier New" style:font-name-asian="Courier New" style:font-name-complex="Courier New"/>
    </style:style>
    <style:style style:name="T76_4" style:family="text">
      <style:text-properties style:font-name="Courier New" style:font-name-asian="Courier New" style:font-name-complex="Courier New"/>
    </style:style>
    <style:style style:name="T76_5" style:family="text">
      <style:text-properties style:font-name="Courier New" style:font-name-asian="Courier New" style:font-name-complex="Courier New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style:font-name="Courier New" style:font-name-asian="Courier New" style:font-name-complex="Courier New"/>
    </style:style>
    <style:style style:name="P78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color="#ff0000" style:font-name="Courier New" style:font-name-asian="Courier New" style:font-name-complex="Courier New"/>
    </style:style>
    <style:style style:name="T79_2" style:family="text">
      <style:text-properties fo:color="#ff0000" style:font-name="Courier New" style:font-name-asian="Courier New" style:font-name-complex="Courier New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fo:color="#ff0000" style:font-name="Courier New" style:font-name-asian="Courier New" style:font-name-complex="Courier New"/>
    </style:style>
    <style:style style:name="T80_2" style:family="text">
      <style:text-properties fo:color="#ff0000" style:font-name="Courier New" style:font-name-asian="Courier New" style:font-name-complex="Courier New"/>
    </style:style>
    <style:style style:name="T80_3" style:family="text">
      <style:text-properties fo:color="#ff0000" style:font-name="Courier New" style:font-name-asian="Courier New" style:font-name-complex="Courier New"/>
    </style:style>
    <style:style style:name="T80_4" style:family="text">
      <style:text-properties fo:color="#ff0000" style:font-name="Courier New" style:font-name-asian="Courier New" style:font-name-complex="Courier New"/>
    </style:style>
    <style:style style:name="T80_5" style:family="text">
      <style:text-properties fo:color="#ff0000" style:font-name="Courier New" style:font-name-asian="Courier New" style:font-name-complex="Courier New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color="#ff0000" style:font-name="Courier New" style:font-name-asian="Courier New" style:font-name-complex="Courier New"/>
    </style:style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fo:color="#ff0000" style:font-name="Courier New" style:font-name-asian="Courier New" style:font-name-complex="Courier New"/>
    </style:style>
    <style:style style:name="T86_2" style:family="text">
      <style:text-properties fo:color="#ff0000" style:font-name="Courier New" style:font-name-asian="Courier New" style:font-name-complex="Courier New"/>
    </style:style>
    <style:style style:name="T86_3" style:family="text">
      <style:text-properties fo:color="#ff0000" style:font-name="Courier New" style:font-name-asian="Courier New" style:font-name-complex="Courier New"/>
    </style:style>
    <style:style style:name="T86_4" style:family="text">
      <style:text-properties fo:color="#ff0000" style:font-name="Courier New" style:font-name-asian="Courier New" style:font-name-complex="Courier New"/>
    </style:style>
    <style:style style:name="T86_5" style:family="text">
      <style:text-properties fo:color="#ff0000" style:font-name="Courier New" style:font-name-asian="Courier New" style:font-name-complex="Courier New"/>
    </style:style>
    <style:style style:name="T86_6" style:family="text">
      <style:text-properties fo:color="#ff0000" style:font-name="Courier New" style:font-name-asian="Courier New" style:font-name-complex="Courier New"/>
    </style:style>
    <style:style style:name="P87" style:family="paragraph" style:parent-style-name="Standard">
      <style:paragraph-properties fo:break-before="auto" fo:text-indent="1.27cm" fo:line-height="115%" style:writing-mode="lr-tb"/>
    </style:style>
    <style:style style:name="T87_1" style:family="text">
      <style:text-properties fo:color="#ff0000" style:font-name="Courier New" style:font-name-asian="Courier New" style:font-name-complex="Courier New"/>
    </style:style>
    <style:style style:name="T87_2" style:family="text">
      <style:text-properties fo:color="#ff0000" style:font-name="Courier New" style:font-name-asian="Courier New" style:font-name-complex="Courier New"/>
    </style:style>
    <style:style style:name="T87_3" style:family="text">
      <style:text-properties fo:color="#ff0000" style:font-name="Courier New" style:font-name-asian="Courier New" style:font-name-complex="Courier New"/>
    </style:style>
    <style:style style:name="T87_4" style:family="text">
      <style:text-properties fo:color="#ff0000" style:font-name="Courier New" style:font-name-asian="Courier New" style:font-name-complex="Courier New"/>
    </style:style>
    <style:style style:name="T87_5" style:family="text">
      <style:text-properties fo:color="#ff0000" style:font-name="Courier New" style:font-name-asian="Courier New" style:font-name-complex="Courier New"/>
    </style:style>
    <style:style style:name="T87_6" style:family="text">
      <style:text-properties fo:color="#ff0000" style:font-name="Courier New" style:font-name-asian="Courier New" style:font-name-complex="Courier New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fo:color="#ff0000" style:font-name="Courier New" style:font-name-asian="Courier New" style:font-name-complex="Courier New"/>
    </style:style>
  </office:automatic-styles>
  <office:body>
    <office:text>
      <text:p text:style-name="P1"><text:span text:style-name="T1_1">Match</text:span><text:span text:style-name="T1_2"><text:s/></text:span><text:span text:style-name="T1_3">the</text:span><text:span text:style-name="T1_4"><text:s/></text:span><text:span text:style-name="T1_5">following</text:span><text:span text:style-name="T1_6">:</text:span></text:p>
      <text:p text:style-name="P2"/>
      <text:list text:style-name="LS1" xml:id="list0">
        <text:list-item>
          <text:p text:style-name="P3"><text:span text:style-name="T3_1">Monospace</text:span><text:span text:style-name="T3_2"><text:s text:c="40"/></text:span><text:span text:style-name="T3_3">a</text:span><text:span text:style-name="T3_4">.<text:s/></text:span><text:span text:style-name="T3_5">Hello</text:span><text:span text:style-name="T3_6"><text:s/></text:span><text:span text:style-name="T3_7">World</text:span></text:p>
        </text:list-item>
        <text:list-item>
          <text:p text:style-name="P4"><text:span text:style-name="T4_1">Serif</text:span><text:span text:style-name="T4_2"><text:s text:c="51"/></text:span><text:span text:style-name="T4_3">b</text:span><text:span text:style-name="T4_4">.<text:s/></text:span><text:span text:style-name="T4_5">Hello</text:span><text:span text:style-name="T4_6"><text:s/></text:span><text:span text:style-name="T4_7">World</text:span></text:p>
        </text:list-item>
        <text:list-item>
          <text:p text:style-name="P5"><text:span text:style-name="T5_1">Sans</text:span><text:span text:style-name="T5_2">-</text:span><text:span text:style-name="T5_3">Serif</text:span><text:span text:style-name="T5_4"><text:s text:c="42"/></text:span><text:span text:style-name="T5_5">c</text:span><text:span text:style-name="T5_6">.<text:s/></text:span><text:span text:style-name="T5_7">Hello</text:span><text:span text:style-name="T5_8"><text:s/></text:span><text:span text:style-name="T5_9">World</text:span></text:p>
        </text:list-item>
      </text:list>
      <text:p text:style-name="P6"/>
      <text:p text:style-name="P7"><text:span text:style-name="T7_1">1-</text:span><text:span text:style-name="T7_2">C</text:span><text:span text:style-name="T7_3">,<text:s/>2-</text:span><text:span text:style-name="T7_4">B</text:span><text:span text:style-name="T7_5">,<text:s/>3-</text:span><text:span text:style-name="T7_6">A</text:span></text:p>
      <text:p text:style-name="P8"/>
      <text:p text:style-name="P9"><text:span text:style-name="T9_1">3.<text:s/></text:span><text:span text:style-name="T9_2">How</text:span><text:span text:style-name="T9_3"><text:s/></text:span><text:span text:style-name="T9_4">would</text:span><text:span text:style-name="T9_5"><text:s/></text:span><text:span text:style-name="T9_6">we</text:span><text:span text:style-name="T9_7"><text:s/></text:span><text:span text:style-name="T9_8">select</text:span><text:span text:style-name="T9_9"><text:s/></text:span><text:span text:style-name="T9_10">the</text:span><text:span text:style-name="T9_11"><text:s/></text:span><text:span text:style-name="T9_12">class</text:span><text:span text:style-name="T9_13"><text:s/></text:span><text:span text:style-name="T9_14">“</text:span><text:span text:style-name="T9_15">special</text:span><text:span text:style-name="T9_16">-</text:span><text:span text:style-name="T9_17">link</text:span><text:span text:style-name="T9_18">”</text:span><text:span text:style-name="T9_19"><text:s/></text:span><text:span text:style-name="T9_20">only</text:span><text:span text:style-name="T9_21"><text:s/></text:span><text:span text:style-name="T9_22">when</text:span><text:span text:style-name="T9_23"><text:s/></text:span><text:span text:style-name="T9_24">the</text:span><text:span text:style-name="T9_25"><text:s/></text:span><text:span text:style-name="T9_26">mouse</text:span><text:span text:style-name="T9_27"><text:s/></text:span><text:span text:style-name="T9_28">is</text:span><text:span text:style-name="T9_29"><text:s/></text:span><text:span text:style-name="T9_30">hovering</text:span><text:span text:style-name="T9_31"><text:s/></text:span><text:span text:style-name="T9_32">over</text:span><text:span text:style-name="T9_33"><text:s/></text:span><text:span text:style-name="T9_34">it</text:span><text:span text:style-name="T9_35">?<text:s/></text:span></text:p>
      <text:p text:style-name="P10"/>
      <text:p text:style-name="P11"><text:span text:style-name="T11_1">.</text:span><text:span text:style-name="T11_2">special</text:span><text:span text:style-name="T11_3">-</text:span><text:span text:style-name="T11_4">link</text:span><text:span text:style-name="T11_5">:</text:span><text:span text:style-name="T11_6">hover</text:span><text:span text:style-name="T11_7">{<text:s/>}</text:span></text:p>
      <text:p text:style-name="P12"/>
      <text:p text:style-name="P13"><text:span text:style-name="T13_1">4.<text:s/></text:span><text:span text:style-name="T13_2">If</text:span><text:span text:style-name="T13_3"><text:s/></text:span><text:span text:style-name="T13_4">your</text:span><text:span text:style-name="T13_5"><text:s/></text:span><text:span text:style-name="T13_6">browser</text:span><text:span text:style-name="T13_7"><text:s/></text:span><text:span text:style-name="T13_8">had</text:span><text:span text:style-name="T13_9"><text:s/></text:span><text:span text:style-name="T13_10">all</text:span><text:span text:style-name="T13_11"><text:s/></text:span><text:span text:style-name="T13_12">of</text:span><text:span text:style-name="T13_13"><text:s/></text:span><text:span text:style-name="T13_14">the</text:span><text:span text:style-name="T13_15"><text:s/></text:span><text:span text:style-name="T13_16">fonts</text:span><text:span text:style-name="T13_17">,<text:s/></text:span><text:span text:style-name="T13_18">which</text:span><text:span text:style-name="T13_19"><text:s/></text:span><text:span text:style-name="T13_20">font</text:span><text:span text:style-name="T13_21"><text:s/></text:span><text:span text:style-name="T13_22">would</text:span><text:span text:style-name="T13_23"><text:s/></text:span><text:span text:style-name="T13_24">be</text:span><text:span text:style-name="T13_25"><text:s/></text:span><text:span text:style-name="T13_26">assigned</text:span><text:span text:style-name="T13_27"><text:s/></text:span><text:span text:style-name="T13_28">to</text:span><text:span text:style-name="T13_29"><text:s/></text:span><text:span text:style-name="T13_30">class</text:span><text:span text:style-name="T13_31">=”</text:span><text:span text:style-name="T13_32">familyTime</text:span><text:span text:style-name="T13_33">”<text:s/></text:span><text:span text:style-name="T13_34">in</text:span><text:span text:style-name="T13_35"><text:s/></text:span><text:span text:style-name="T13_36">the</text:span><text:span text:style-name="T13_37"><text:s/></text:span><text:span text:style-name="T13_38">following</text:span><text:span text:style-name="T13_39"><text:s/></text:span><text:span text:style-name="T13_40">code</text:span><text:span text:style-name="T13_41">?<text:s/></text:span></text:p>
      <text:p text:style-name="P14"/>
      <text:p text:style-name="P15"><text:span text:style-name="T15_1">.</text:span><text:span text:style-name="T15_2">familyTime</text:span><text:span text:style-name="T15_3"><text:s/>{</text:span></text:p>
      <text:p text:style-name="P16"><text:span text:style-name="T16_1"><text:tab/></text:span><text:span text:style-name="T16_2">Georgia</text:span><text:span text:style-name="T16_3">,<text:s/>“</text:span><text:span text:style-name="T16_4">Times</text:span><text:span text:style-name="T16_5"><text:s/></text:span><text:span text:style-name="T16_6">New</text:span><text:span text:style-name="T16_7"><text:s/></text:span><text:span text:style-name="T16_8">Roman</text:span><text:span text:style-name="T16_9">”,<text:s/></text:span><text:span text:style-name="T16_10">Serif</text:span><text:span text:style-name="T16_11">;<text:s/></text:span></text:p>
      <text:p text:style-name="P17"><text:span text:style-name="T17_1">}</text:span></text:p>
      <text:p text:style-name="P18"/>
      <text:p text:style-name="P19"><text:span text:style-name="T19_1">Georgia</text:span></text:p>
      <text:p text:style-name="P20"/>
      <text:p text:style-name="P21"/>
      <text:p text:style-name="P22"><text:span text:style-name="T22_1">5.<text:s/></text:span><text:span text:style-name="T22_2">Which</text:span><text:span text:style-name="T22_3"><text:s/></text:span><text:span text:style-name="T22_4">of</text:span><text:span text:style-name="T22_5"><text:s/></text:span><text:span text:style-name="T22_6">the</text:span><text:span text:style-name="T22_7"><text:s/></text:span><text:span text:style-name="T22_8">following</text:span><text:span text:style-name="T22_9"><text:s/></text:span><text:span text:style-name="T22_10">is</text:span><text:span text:style-name="T22_11"><text:s/></text:span><text:span text:style-name="T22_12">correct</text:span><text:span text:style-name="T22_13">?<text:s/></text:span></text:p>
      <text:p text:style-name="P23"/>
      <text:p text:style-name="P24"><text:span text:style-name="T24_1">a</text:span><text:span text:style-name="T24_2">.</text:span></text:p>
      <text:p text:style-name="P25"><text:span text:style-name="T25_1">Do</text:span><text:span text:style-name="T25_2">_</text:span><text:span text:style-name="T25_3">something</text:span><text:span text:style-name="T25_4"><text:s/></text:span><text:span text:style-name="T25_5">function</text:span><text:span text:style-name="T25_6">();</text:span></text:p>
      <text:p text:style-name="P26"><text:span text:style-name="T26_1">{</text:span></text:p>
      <text:p text:style-name="P27"><text:span text:style-name="T27_1">console</text:span><text:span text:style-name="T27_2">.</text:span><text:span text:style-name="T27_3">log</text:span><text:span text:style-name="T27_4">(</text:span><text:span text:style-name="T27_5">i</text:span><text:span text:style-name="T27_6"><text:s/></text:span><text:span text:style-name="T27_7">did</text:span><text:span text:style-name="T27_8"><text:s/></text:span><text:span text:style-name="T27_9">something</text:span><text:span text:style-name="T27_10">)</text:span></text:p>
      <text:p text:style-name="P28"><text:span text:style-name="T28_1">}</text:span></text:p>
      <text:p text:style-name="P29"/>
      <text:p text:style-name="P30"><text:span text:style-name="T30_1">b</text:span><text:span text:style-name="T30_2">.</text:span></text:p>
      <text:p text:style-name="P31"><text:span text:style-name="T31_1">function</text:span><text:span text:style-name="T31_2"><text:s/></text:span><text:span text:style-name="T31_3">doSomething</text:span><text:span text:style-name="T31_4">()<text:s/>{</text:span></text:p>
      <text:p text:style-name="P32"><text:span text:style-name="T32_1"><text:s text:c="4"/></text:span><text:span text:style-name="T32_2">console</text:span><text:span text:style-name="T32_3">.</text:span><text:span text:style-name="T32_4">log</text:span><text:span text:style-name="T32_5">(“</text:span><text:span text:style-name="T32_6">i</text:span><text:span text:style-name="T32_7"><text:s/></text:span><text:span text:style-name="T32_8">did</text:span><text:span text:style-name="T32_9"><text:s/></text:span><text:span text:style-name="T32_10">something</text:span><text:span text:style-name="T32_11">”);</text:span></text:p>
      <text:p text:style-name="P33"><text:span text:style-name="T33_1">}</text:span></text:p>
      <text:p text:style-name="P34"/>
      <text:p text:style-name="P35"><text:span text:style-name="T35_1">c</text:span><text:span text:style-name="T35_2">.</text:span></text:p>
      <text:p text:style-name="P36"><text:span text:style-name="T36_1">function</text:span><text:span text:style-name="T36_2"><text:s/></text:span><text:span text:style-name="T36_3">DoSomething</text:span><text:span text:style-name="T36_4">:</text:span></text:p>
      <text:p text:style-name="P37"><text:span text:style-name="T37_1"><text:s text:c="4"/></text:span><text:span text:style-name="T37_2">console</text:span><text:span text:style-name="T37_3">.</text:span><text:span text:style-name="T37_4">log</text:span><text:span text:style-name="T37_5">(“</text:span><text:span text:style-name="T37_6">i</text:span><text:span text:style-name="T37_7"><text:s/></text:span><text:span text:style-name="T37_8">did</text:span><text:span text:style-name="T37_9"><text:s/></text:span><text:span text:style-name="T37_10">something</text:span><text:span text:style-name="T37_11">”);</text:span></text:p>
      <text:p text:style-name="P38"/>
      <text:p text:style-name="P39"/>
      <text:p text:style-name="P40"/>
      <text:p text:style-name="P41"><text:span text:style-name="T41_1">d</text:span><text:span text:style-name="T41_2">.</text:span></text:p>
      <text:p text:style-name="P42"><text:span text:style-name="T42_1">function</text:span><text:span text:style-name="T42_2"><text:s/></text:span><text:span text:style-name="T42_3">doSomething</text:span><text:span text:style-name="T42_4">(){<text:line-break/></text:span><text:span text:style-name="T42_5">console</text:span><text:span text:style-name="T42_6">.</text:span><text:span text:style-name="T42_7">log</text:span><text:span text:style-name="T42_8">(“</text:span><text:span text:style-name="T42_9">i</text:span><text:span text:style-name="T42_10"><text:s/></text:span><text:span text:style-name="T42_11">did</text:span><text:span text:style-name="T42_12"><text:s/></text:span><text:span text:style-name="T42_13">something</text:span><text:span text:style-name="T42_14">);</text:span></text:p>
      <text:p text:style-name="P43"><text:span text:style-name="T43_1">}</text:span></text:p>
      <text:p text:style-name="P44"/>
      <text:p text:style-name="P45"><text:span text:style-name="T45_1">6.<text:s/></text:span><text:span text:style-name="T45_2">Which</text:span><text:span text:style-name="T45_3"><text:s/></text:span><text:span text:style-name="T45_4">of</text:span><text:span text:style-name="T45_5"><text:s/></text:span><text:span text:style-name="T45_6">the</text:span><text:span text:style-name="T45_7"><text:s/></text:span><text:span text:style-name="T45_8">following</text:span><text:span text:style-name="T45_9"><text:s/></text:span><text:span text:style-name="T45_10">bits</text:span><text:span text:style-name="T45_11"><text:s/></text:span><text:span text:style-name="T45_12">of</text:span><text:span text:style-name="T45_13"><text:s/></text:span><text:span text:style-name="T45_14">code</text:span><text:span text:style-name="T45_15"><text:s/></text:span><text:span text:style-name="T45_16">need</text:span><text:span text:style-name="T45_17"><text:s/></text:span><text:span text:style-name="T45_18">a</text:span><text:span text:style-name="T45_19"><text:s/></text:span><text:span text:style-name="T45_20">semicolon</text:span><text:span text:style-name="T45_21">(;)?</text:span></text:p>
      <text:p text:style-name="P46"/>
      <text:p text:style-name="P47"><text:span text:style-name="T47_1">a</text:span><text:span text:style-name="T47_2">.</text:span></text:p>
      <text:p text:style-name="P48"><text:span text:style-name="T48_1">var</text:span><text:span text:style-name="T48_2"><text:s/></text:span><text:span text:style-name="T48_3">firstName</text:span><text:span text:style-name="T48_4"><text:s/>=<text:s/>“</text:span><text:span text:style-name="T48_5">Afir</text:span><text:span text:style-name="T48_6">”</text:span><text:span text:style-name="T48_7"><text:s/></text:span><text:span text:style-name="T48_8"><text:s/></text:span></text:p>
      <text:p text:style-name="P49"/>
      <text:p text:style-name="P50"><text:span text:style-name="T50_1">b</text:span><text:span text:style-name="T50_2">.</text:span></text:p>
      <text:p text:style-name="P51"><text:span text:style-name="T51_1">if</text:span><text:span text:style-name="T51_2"><text:s/>(</text:span><text:span text:style-name="T51_3">firstName</text:span><text:span text:style-name="T51_4">){</text:span></text:p>
      <text:p text:style-name="P52"/>
      <text:p text:style-name="P53"><text:span text:style-name="T53_1">c</text:span><text:span text:style-name="T53_2">.</text:span></text:p>
      <text:p text:style-name="P54"><text:span text:style-name="T54_1">return</text:span><text:span text:style-name="T54_2"><text:s/></text:span><text:span text:style-name="T54_3">true</text:span><text:span text:style-name="T54_4"><text:s/></text:span></text:p>
      <text:p text:style-name="P55"/>
      <text:p text:style-name="P56"><text:span text:style-name="T56_1">d</text:span><text:span text:style-name="T56_2">.</text:span></text:p>
      <text:p text:style-name="P57"><text:span text:style-name="T57_1">}<text:s text:c="2"/></text:span></text:p>
      <text:p text:style-name="P58"><text:span text:style-name="T58_1">(</text:span><text:span text:style-name="T58_2">as</text:span><text:span text:style-name="T58_3"><text:s/></text:span><text:span text:style-name="T58_4">in</text:span><text:span text:style-name="T58_5"><text:s/></text:span><text:span text:style-name="T58_6">the</text:span><text:span text:style-name="T58_7"><text:s/></text:span><text:span text:style-name="T58_8">end</text:span><text:span text:style-name="T58_9"><text:s/></text:span><text:span text:style-name="T58_10">of</text:span><text:span text:style-name="T58_11"><text:s/></text:span><text:span text:style-name="T58_12">a</text:span><text:span text:style-name="T58_13"><text:s/></text:span><text:span text:style-name="T58_14">for</text:span><text:span text:style-name="T58_15"><text:s/></text:span><text:span text:style-name="T58_16">loop</text:span><text:span text:style-name="T58_17">)</text:span></text:p>
      <text:p text:style-name="P59"/>
      <text:p text:style-name="P60"/>
      <text:p text:style-name="P61"><text:span text:style-name="T61_1">7.<text:s/></text:span><text:span text:style-name="T61_2">In</text:span><text:span text:style-name="T61_3"><text:s/></text:span><text:span text:style-name="T61_4">CSS</text:span><text:span text:style-name="T61_5">,<text:s/></text:span><text:span text:style-name="T61_6">how</text:span><text:span text:style-name="T61_7"><text:s/></text:span><text:span text:style-name="T61_8">would</text:span><text:span text:style-name="T61_9"><text:s/></text:span><text:span text:style-name="T61_10">you</text:span><text:span text:style-name="T61_11"><text:s/></text:span><text:span text:style-name="T61_12">make</text:span><text:span text:style-name="T61_13"><text:s/></text:span><text:span text:style-name="T61_14">all</text:span><text:span text:style-name="T61_15"><text:s/></text:span><text:span text:style-name="T61_16">the</text:span><text:span text:style-name="T61_17"><text:s/>&lt;</text:span><text:span text:style-name="T61_18">h</text:span><text:span text:style-name="T61_19">1&gt;<text:s/></text:span><text:span text:style-name="T61_20">tags</text:span><text:span text:style-name="T61_21"><text:s/></text:span><text:span text:style-name="T61_22">green</text:span><text:span text:style-name="T61_23"><text:s/></text:span><text:span text:style-name="T61_24">when</text:span><text:span text:style-name="T61_25"><text:s/></text:span><text:span text:style-name="T61_26">you</text:span><text:span text:style-name="T61_27"><text:s/></text:span><text:span text:style-name="T61_28">hovered</text:span><text:span text:style-name="T61_29"><text:s/></text:span><text:span text:style-name="T61_30">over</text:span><text:span text:style-name="T61_31"><text:s/></text:span><text:span text:style-name="T61_32">them</text:span><text:span text:style-name="T61_33">?<text:s/></text:span></text:p>
      <text:p text:style-name="P62"/>
      <text:p text:style-name="P63"><text:span text:style-name="T63_1">h</text:span><text:span text:style-name="T63_2">1:</text:span><text:span text:style-name="T63_3">hover</text:span><text:span text:style-name="T63_4">{</text:span></text:p>
      <text:p text:style-name="P64"><text:span text:style-name="T64_1"><text:tab/></text:span><text:span text:style-name="T64_2">Color</text:span><text:span text:style-name="T64_3">:<text:s/></text:span><text:span text:style-name="T64_4">green</text:span><text:span text:style-name="T64_5">;</text:span></text:p>
      <text:p text:style-name="P65"><text:span text:style-name="T65_1">}</text:span></text:p>
      <text:p text:style-name="P66"/>
      <text:p text:style-name="P67"><text:span text:style-name="T67_1">8.<text:s/></text:span><text:span text:style-name="T67_2">How</text:span><text:span text:style-name="T67_3"><text:s/></text:span><text:span text:style-name="T67_4">do</text:span><text:span text:style-name="T67_5"><text:s/></text:span><text:span text:style-name="T67_6">you</text:span><text:span text:style-name="T67_7"><text:s/></text:span><text:span text:style-name="T67_8">link</text:span><text:span text:style-name="T67_9"><text:s/></text:span><text:span text:style-name="T67_10">your</text:span><text:span text:style-name="T67_11"><text:s/></text:span><text:span text:style-name="T67_12">stylesheet</text:span><text:span text:style-name="T67_13"><text:s/></text:span><text:span text:style-name="T67_14">to</text:span><text:span text:style-name="T67_15"><text:s/></text:span><text:span text:style-name="T67_16">your</text:span><text:span text:style-name="T67_17"><text:s/></text:span><text:span text:style-name="T67_18">html</text:span><text:span text:style-name="T67_19"><text:s/></text:span><text:span text:style-name="T67_20">file</text:span><text:span text:style-name="T67_21">?</text:span></text:p>
      <text:p text:style-name="P68"/>
      <text:p text:style-name="P69"><text:span text:style-name="T69_1">&lt;</text:span><text:span text:style-name="T69_2">link</text:span><text:span text:style-name="T69_3"><text:s/></text:span><text:span text:style-name="T69_4">href</text:span><text:span text:style-name="T69_5">=</text:span><text:span text:style-name="T69_6">"</text:span><text:span text:style-name="T69_7">style</text:span><text:span text:style-name="T69_8">.</text:span><text:span text:style-name="T69_9">css</text:span><text:span text:style-name="T69_10">"<text:s/></text:span><text:span text:style-name="T69_11">rel</text:span><text:span text:style-name="T69_12">=</text:span><text:span text:style-name="T69_13">"</text:span><text:span text:style-name="T69_14">stylesheet</text:span><text:span text:style-name="T69_15">"</text:span><text:span text:style-name="T69_16">&gt;</text:span></text:p>
      <text:p text:style-name="P70"/>
      <text:p text:style-name="P71"/>
      <text:p text:style-name="P72"/>
      <text:p text:style-name="P73"><text:span text:style-name="T73_1">9.<text:s/></text:span><text:span text:style-name="T73_2">What</text:span><text:span text:style-name="T73_3"><text:s/></text:span><text:span text:style-name="T73_4">color</text:span><text:span text:style-name="T73_5"><text:s/></text:span><text:span text:style-name="T73_6">would</text:span><text:span text:style-name="T73_7"><text:s/></text:span><text:span text:style-name="T73_8">the</text:span><text:span text:style-name="T73_9"><text:s/>&lt;</text:span><text:span text:style-name="T73_10">p</text:span><text:span text:style-name="T73_11">&gt;<text:s/></text:span><text:span text:style-name="T73_12">tags</text:span><text:span text:style-name="T73_13"><text:s/></text:span><text:span text:style-name="T73_14">be</text:span><text:span text:style-name="T73_15"><text:s/></text:span><text:span text:style-name="T73_16">if</text:span><text:span text:style-name="T73_17"><text:s/></text:span><text:span text:style-name="T73_18">we</text:span><text:span text:style-name="T73_19"><text:s/></text:span><text:span text:style-name="T73_20">had</text:span><text:span text:style-name="T73_21"><text:s/></text:span><text:span text:style-name="T73_22">the</text:span><text:span text:style-name="T73_23"><text:s/></text:span><text:span text:style-name="T73_24">following</text:span><text:span text:style-name="T73_25"><text:s/></text:span><text:span text:style-name="T73_26">code</text:span></text:p>
      <text:p text:style-name="P74"/>
      <text:p text:style-name="P75"><text:span text:style-name="T75_1">p</text:span><text:span text:style-name="T75_2"><text:s/>{</text:span></text:p>
      <text:p text:style-name="P76"><text:span text:style-name="T76_1"><text:s text:c="4"/></text:span><text:span text:style-name="T76_2">color</text:span><text:span text:style-name="T76_3">:<text:s/></text:span><text:span text:style-name="T76_4">red</text:span><text:span text:style-name="T76_5">;</text:span></text:p>
      <text:p text:style-name="P77"><text:span text:style-name="T77_1">}</text:span></text:p>
      <text:p text:style-name="P78"/>
      <text:p text:style-name="P79"><text:span text:style-name="T79_1">p</text:span><text:span text:style-name="T79_2"><text:s/>{</text:span></text:p>
      <text:p text:style-name="P80"><text:span text:style-name="T80_1"><text:s text:c="5"/></text:span><text:span text:style-name="T80_2">color</text:span><text:span text:style-name="T80_3">:<text:s/></text:span><text:span text:style-name="T80_4">green</text:span><text:span text:style-name="T80_5">;</text:span></text:p>
      <text:p text:style-name="P81"><text:span text:style-name="T81_1">}</text:span></text:p>
      <text:p text:style-name="P82"/>
      <text:p text:style-name="P83"/>
      <text:p text:style-name="P84"><text:span text:style-name="T84_1">10.<text:s/></text:span><text:span text:style-name="T84_2">What</text:span><text:span text:style-name="T84_3"><text:s/></text:span><text:span text:style-name="T84_4">is</text:span><text:span text:style-name="T84_5"><text:s/></text:span><text:span text:style-name="T84_6">the</text:span><text:span text:style-name="T84_7"><text:s/></text:span><text:span text:style-name="T84_8">one</text:span><text:span text:style-name="T84_9"><text:s/></text:span><text:span text:style-name="T84_10">thing</text:span><text:span text:style-name="T84_11"><text:s/></text:span><text:span text:style-name="T84_12">wrong</text:span><text:span text:style-name="T84_13"><text:s/></text:span><text:span text:style-name="T84_14">with</text:span><text:span text:style-name="T84_15"><text:s/></text:span><text:span text:style-name="T84_16">the</text:span><text:span text:style-name="T84_17"><text:s/></text:span><text:span text:style-name="T84_18">following</text:span><text:span text:style-name="T84_19"><text:s/></text:span><text:span text:style-name="T84_20">code</text:span><text:span text:style-name="T84_21">?<text:s/></text:span></text:p>
      <text:p text:style-name="P85"/>
      <text:p text:style-name="P86"><text:span text:style-name="T86_1">if</text:span><text:span text:style-name="T86_2"><text:s/>(</text:span><text:span text:style-name="T86_3">isIndented</text:span><text:span text:style-name="T86_4"><text:s/>===<text:s/></text:span><text:span text:style-name="T86_5">true</text:span><text:span text:style-name="T86_6">)<text:s/>{</text:span></text:p>
      <text:p text:style-name="P87"><text:span text:style-name="T87_1">console</text:span><text:span text:style-name="T87_2">.</text:span><text:span text:style-name="T87_3">log</text:span><text:span text:style-name="T87_4">(“</text:span><text:span text:style-name="T87_5">Indent</text:span><text:span text:style-name="T87_6">”);</text:span></text:p>
      <text:p text:style-name="P88"><text:span text:style-name="T88_1">}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